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0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>
      <style:table-cell-properties fo:border-bottom="0.002cm solid #000000" fo:background-color="#9999ff" fo:border-left="none" fo:border-right="none" fo:border-top="none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order-bottom="0.002cm solid #000000" fo:background-color="#cccc00" fo:border-left="none" fo:border-right="none" fo:border-top="none"/>
    </style:style>
    <style:style style:name="ce9" style:family="table-cell" style:parent-style-name="Default">
      <style:table-cell-properties fo:background-color="#cccc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2" table:default-cell-style-name="ce3"/>
        <table:table-column table:style-name="co4" table:default-cell-style-name="ce5"/>
        <table:table-column table:style-name="co5" table:default-cell-style-name="ce7"/>
        <table:table-column table:style-name="co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1" office:value-type="string">
            <text:p>16 nodů</text:p>
          </table:table-cell>
          <table:table-cell table:style-name="Default" table:number-columns-repeated="2"/>
          <table:table-cell table:number-columns-repeated="4"/>
          <table:table-cell>
            <draw:frame table:end-cell-address="List1.L9" table:end-x="0.009cm" table:end-y="0.345cm" draw:z-index="2" draw:style-name="gr1" svg:width="8.895cm" svg:height="3.935cm" svg:x="0.146cm" svg:y="0.079cm">
              <draw:object draw:notify-on-update-of-ranges="List1.A3:List1.A9 List1.B2:List1.B2 List1.B3:List1.B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Procesory</text:p>
          </table:table-cell>
          <table:table-cell table:style-name="ce4" office:value-type="string">
            <text:p>Čas (inf)</text:p>
          </table:table-cell>
          <table:table-cell table:style-name="ce6" office:value-type="string">
            <text:p>Čas (eth)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16">
            <text:p>3916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84">
            <text:p>2084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27">
            <text:p>927</text:p>
          </table:table-cell>
          <table:table-cell office:value-type="float" office:value="935">
            <text:p>93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3">
            <text:p>473</text:p>
          </table:table-cell>
          <table:table-cell office:value-type="float" office:value="476">
            <text:p>47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5">
            <text:p>255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9">
            <text:p>169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1" office:value-type="string">
            <text:p>15 nodů</text:p>
          </table:table-cell>
          <table:table-cell table:style-name="Default" table:number-columns-repeated="2"/>
          <table:table-cell table:number-columns-repeated="4"/>
          <table:table-cell>
            <draw:frame table:end-cell-address="List1.L20" table:end-x="0.036cm" table:end-y="0.398cm" draw:z-index="0" draw:style-name="gr1" svg:width="9.057cm" svg:height="3.986cm" svg:x="0.011cm" svg:y="0.081cm">
              <draw:object draw:notify-on-update-of-ranges="List1.A14:List1.A20 List1.B13:List1.B13 List1.B14:List1.B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Procesory</text:p>
          </table:table-cell>
          <table:table-cell table:style-name="ce4" office:value-type="string">
            <text:p>Čas (inf)</text:p>
          </table:table-cell>
          <table:table-cell table:style-name="ce6" office:value-type="string">
            <text:p>Čas (eth)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office:value-type="float" office:value="879">
            <text:p>879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9">
            <text:p>469</text:p>
          </table:table-cell>
          <table:table-cell office:value-type="float" office:value="467">
            <text:p>467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04">
            <text:p>20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106">
            <text:p>10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3"/>
          <table:table-cell>
            <draw:frame table:end-cell-address="List1.L31" table:end-x="0.009cm" table:end-y="0.37cm" draw:z-index="1" draw:style-name="gr1" svg:width="9.139cm" svg:height="4.108cm" svg:x="2.161cm" svg:y="0.39cm">
              <draw:object draw:notify-on-update-of-ranges="List1.A25:List1.A31 List1.B24:List1.B24 List1.B25:List1.B3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>
          <table:table-cell table:style-name="ce1" office:value-type="string">
            <text:p>14 nodů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>
            <text:p>Procesory</text:p>
          </table:table-cell>
          <table:table-cell table:style-name="ce4" office:value-type="string">
            <text:p>Čas (inf)</text:p>
          </table:table-cell>
          <table:table-cell table:style-name="ce6" office:value-type="string">
            <text:p>Čas (eth)</text:p>
          </table:table-cell>
          <table:table-cell table:style-name="ce8" office:value-type="string">
            <text:p>DM</text:p>
          </table:table-cell>
          <table:table-cell table:style-name="ce8" office:value-type="string">
            <text:p>UM</text:p>
          </table:table-cell>
          <table:table-cell table:style-name="ce8" office:value-type="string">
            <text:p>EM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table:style-name="ce9" table:number-columns-repeated="3"/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table:style-name="ce9" office:value-type="float" office:value="33">
            <text:p>33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">
            <text:p>4</text:p>
          </table:table-cell>
          <table:table-cell/>
          <table:table-cell table:style-name="ce9" office:value-type="float" office:value="57">
            <text:p>57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9" office:value-type="float" office:value="97">
            <text:p>97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49">
            <text:p>149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style-name="ce9" office:value-type="float" office:value="254">
            <text:p>254</text:p>
          </table:table-cell>
          <table:table-cell table:style-name="ce9" office:value-type="float" office:value="262">
            <text:p>262</text:p>
          </table:table-cell>
          <table:table-cell table:style-name="ce9"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/>
          <table:table-cell table:style-name="ce9" office:value-type="float" office:value="417">
            <text:p>417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171">
            <text:p>171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office:value-type="string">
            <text:p>DM = Data messages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office:value-type="string">
            <text:p>UM = Update messages (the shortest path value)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office:value-type="string">
            <text:p>EM = Exit messages</text:p>
          </table:table-cell>
          <table:table-cell table:style-name="Default" table:number-columns-repeated="2"/>
          <table:table-cell table:number-columns-repeated="5"/>
        </table:table-row>
      </table:table>
      <table:table table:name="Lis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07.12.2010</text:date>, <text:time>12:23:5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ří Melnikov</meta:initial-creator>
    <meta:creation-date>2010-11-19T12:25:08</meta:creation-date>
    <dc:date>2010-12-07T12:23:53</dc:date>
    <meta:editing-duration>PT06H30M06S</meta:editing-duration>
    <meta:editing-cycles>11</meta:editing-cycles>
    <meta:generator>OpenOffice.org/3.2$Linux OpenOffice.org_project/320m12$Build-9483</meta:generator>
    <meta:document-statistic meta:table-count="3" meta:cell-count="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58cm" svg:height="3.917cm" xlink:href=".." chart:class="chart:line" chart:style-name="ch1">
        <chart:legend chart:legend-position="end" svg:x="7.16cm" svg:y="1.683cm" chart:style-name="ch2"/>
        <chart:plot-area chart:style-name="ch3" table:cell-range-address="List1.A13:List1.B20" chart:data-source-has-labels="both" svg:x="0.181cm" svg:y="0.078cm" svg:width="6.799cm" svg:height="3.683cm">
          <chart:axis chart:dimension="x" chart:name="primary-x" chart:style-name="ch4">
            <chart:categories table:cell-range-address="List1.A14:Lis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14:List1.B20" chart:label-cell-address="List1.B13:List1.B13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B13:List1.B13">Čas (inf)</text:p>
              </table:table-cell>
            </table:table-row>
          </table:table-header-rows>
          <table:table-rows>
            <table:table-row>
              <table:table-cell office:value-type="string">
                <text:p text:id="List1.A14:List1.A20">1</text:p>
              </table:table-cell>
              <table:table-cell office:value-type="float" office:value="885">
                <text:p text:id="List1.B14:List1.B20">8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4cm" svg:height="4.03cm" xlink:href=".." chart:class="chart:line" chart:style-name="ch1">
        <chart:legend chart:legend-position="end" svg:x="7.241cm" svg:y="1.74cm" chart:style-name="ch2"/>
        <chart:plot-area chart:style-name="ch3" table:cell-range-address="List1.A24:List1.B31" chart:data-source-has-labels="both" svg:x="0.182cm" svg:y="0.08cm" svg:width="6.878cm" svg:height="3.79cm">
          <chart:axis chart:dimension="x" chart:name="primary-x" chart:style-name="ch4">
            <chart:categories table:cell-range-address="List1.A25:List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25:List1.B31" chart:label-cell-address="List1.B24:List1.B24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B24:List1.B24">Čas (inf)</text:p>
              </table:table-cell>
            </table:table-row>
          </table:table-header-rows>
          <table:table-rows>
            <table:table-row>
              <table:table-cell office:value-type="string">
                <text:p text:id="List1.A25:List1.A31">1</text:p>
              </table:table-cell>
              <table:table-cell office:value-type="float" office:value="19">
                <text:p text:id="List1.B25:List1.B31">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96cm" svg:height="3.865cm" xlink:href=".." chart:class="chart:line" chart:style-name="ch1">
        <chart:legend chart:legend-position="end" svg:x="7.002cm" svg:y="1.657cm" chart:style-name="ch2"/>
        <chart:plot-area chart:style-name="ch3" table:cell-range-address="List1.A2:List1.B9" chart:data-source-has-labels="both" svg:x="0.177cm" svg:y="0.077cm" svg:width="6.649cm" svg:height="3.634cm">
          <chart:axis chart:dimension="x" chart:name="primary-x" chart:style-name="ch4">
            <chart:categories table:cell-range-address="List1.A3:Lis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3:List1.B9" chart:label-cell-address="List1.B2:List1.B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B2:List1.B2">Čas (inf)</text:p>
              </table:table-cell>
            </table:table-row>
          </table:table-header-rows>
          <table:table-rows>
            <table:table-row>
              <table:table-cell office:value-type="string">
                <text:p text:id="List1.A3:List1.A9">1</text:p>
              </table:table-cell>
              <table:table-cell office:value-type="float" office:value="3916">
                <text:p text:id="List1.B3:List1.B9">39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